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fo:font-weight="normal" officeooo:rsid="002fc5fc" officeooo:paragraph-rsid="002fc5fc" style:font-weight-asian="normal" style:font-weight-complex="normal"/>
    </style:style>
    <style:style style:name="P2" style:family="paragraph" style:parent-style-name="Standard">
      <style:paragraph-properties fo:margin-top="0in" fo:margin-bottom="0in" style:contextual-spacing="false" fo:text-align="justify" style:justify-single-word="false"/>
      <style:text-properties style:font-name="Georgia" fo:font-weight="normal" officeooo:rsid="003507fc" officeooo:paragraph-rsid="003507fc" style:font-weight-asian="normal" style:font-weight-complex="normal"/>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507fc" officeooo:paragraph-rsid="003507fc" style:font-weight-asian="bold" style:font-weight-complex="bold"/>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fc5fc" officeooo:paragraph-rsid="002fc5fc"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fo:font-weight="normal" officeooo:rsid="003507fc" officeooo:paragraph-rsid="003507fc" style:font-weight-asian="normal" style:font-weight-complex="normal"/>
    </style:style>
    <style:style style:name="T1" style:family="text">
      <style:text-properties officeooo:rsid="003108b2"/>
    </style:style>
    <style:style style:name="T2" style:family="text">
      <style:text-properties officeooo:rsid="00329dd8"/>
    </style:style>
    <style:style style:name="T3" style:family="text">
      <style:text-properties officeooo:rsid="0034486f"/>
    </style:style>
    <style:style style:name="T4" style:family="text">
      <style:text-properties officeooo:rsid="003507fc"/>
    </style:style>
    <style:style style:name="T5" style:family="text">
      <style:text-properties officeooo:rsid="0036b9cf"/>
    </style:style>
    <style:style style:name="T6" style:family="text">
      <style:text-properties officeooo:rsid="0037c216"/>
    </style:style>
    <style:style style:name="T7" style:family="text">
      <style:text-properties officeooo:rsid="0038969f"/>
    </style:style>
    <style:style style:name="T8" style:family="text">
      <style:text-properties officeooo:rsid="0038fd3e"/>
    </style:style>
    <style:style style:name="T9" style:family="text">
      <style:text-properties officeooo:rsid="0039aa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ding</text:p>
      <text:p text:style-name="P1"><text:s text:c="5"/>It’s been five weeks since you’ve been home. <text:span text:style-name="T1">You’ve been hanging out at bars, in hotel rooms, that kind of thing. Even sleeping in your car from time to time. It’s not the best life, but it’s something. </text:span><text:span text:style-name="T2">Ever since you broke up with Alice, life has been quite different.</text:span></text:p>
      <text:p text:style-name="P1"><text:s text:c="5"/><text:span text:style-name="T3">You’ve been trying to hook up with women at bars. Some take to you while others give the vibe of don’t you fucking touch me. So you leave them alone. </text:span><text:span text:style-name="T4">It’s a good plan to leave them alone. Don’t want to be brought up on charges.</text:span></text:p>
      <text:p text:style-name="P1"/>
      <text:p text:style-name="P3">Fucking</text:p>
      <text:p text:style-name="P2"><text:s text:c="5"/>Those you do bring back to your hotel room, well they’re wild as tigers. You have all of this pent up sexual energy you don’t know what to do with yourself. <text:span text:style-name="T5">They seem to know this and take care of you quite well.</text:span></text:p>
      <text:p text:style-name="P2"><text:s text:c="5"/><text:span text:style-name="T5">They start with sucking your cock, then fondling your balls. Finally you’re thrusting into them like there’s no tomorrow and you don’t know if it’s night or day. </text:span><text:span text:style-name="T6">Their tits are in your face, oh my their tits. Talk about an appetite you have for them.</text:span></text:p>
      <text:p text:style-name="P2"><text:s text:c="5"/><text:span text:style-name="T7">Ass, pussy, ass, pussy you can’t make up your mind which you like more at this point. Talk about a conundrum. It would be nice if you had an idea of what you liked. You just know you like it all right now.</text:span></text:p>
      <text:p text:style-name="P2"><text:s text:c="5"/><text:span text:style-name="T8">The next morning, you’d wake up with her in your arms. You’ve forgotten all about your wife by this point.</text:span></text:p>
      <text:p text:style-name="P2"><text:s text:c="5"/><text:span text:style-name="T8">Getting dressed you get a good look at her. The beer goggles are gone. She’s not what you thought she looked like. That could be either good or bad.</text:span></text:p>
      <text:p text:style-name="P2"><text:soft-page-break/><text:s text:c="5"/><text:span text:style-name="T8">She wakes up, and rushes out the door claiming to be late to some meeting. Apparently her beer goggles have also disappeared and she sees you for who you really are.</text:span></text:p>
      <text:p text:style-name="P2"><text:s text:c="5"/><text:span text:style-name="T8">You doubt she’ll call, even though she said she will. </text:span><text:span text:style-name="T9">That’s okay it was a one night stand to begin with. No need to prolong anyth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16:04:09.393000000</dc:date>
    <meta:editing-cycles>62</meta:editing-cycles>
    <meta:editing-duration>PT1H43M27S</meta:editing-duration>
    <meta:generator>LibreOffice/7.4.0.3$Windows_X86_64 LibreOffice_project/f85e47c08ddd19c015c0114a68350214f7066f5a</meta:generator>
    <meta:document-statistic meta:table-count="0" meta:image-count="0" meta:object-count="0" meta:page-count="2" meta:paragraph-count="11" meta:word-count="336" meta:character-count="1774" meta:non-whitespace-character-count="1404"/>
    <meta:template xlink:type="simple" xlink:actuate="onRequest" xlink:title="Normal.dotm" xlink:href=""/>
  </office:meta>
</office:document-meta>
</file>